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ibri" officeooo:rsid="00118356" officeooo:paragraph-rsid="00118356"/>
    </style:style>
    <style:style style:name="P2" style:family="paragraph" style:parent-style-name="Standard">
      <style:paragraph-properties fo:line-height="150%" fo:text-align="justify" style:justify-single-word="false"/>
      <style:text-properties style:font-name="Calibri" officeooo:rsid="002067b7" officeooo:paragraph-rsid="0025e5d7"/>
    </style:style>
    <style:style style:name="P3" style:family="paragraph" style:parent-style-name="Standard">
      <style:paragraph-properties fo:line-height="150%" fo:text-align="justify" style:justify-single-word="false"/>
      <style:text-properties style:font-name="Calibri" officeooo:rsid="001d68ad" officeooo:paragraph-rsid="001d68ad"/>
    </style:style>
    <style:style style:name="P4" style:family="paragraph" style:parent-style-name="Standard">
      <style:paragraph-properties fo:line-height="150%" fo:text-align="justify" style:justify-single-word="false"/>
      <style:text-properties style:font-name="Calibri" officeooo:rsid="001bc8da" officeooo:paragraph-rsid="001bc8da"/>
    </style:style>
    <style:style style:name="P5" style:family="paragraph" style:parent-style-name="Standard">
      <style:paragraph-properties fo:line-height="150%" fo:text-align="justify" style:justify-single-word="false"/>
      <style:text-properties style:font-name="Calibri" officeooo:rsid="001a1f32" officeooo:paragraph-rsid="001a1f32"/>
    </style:style>
    <style:style style:name="P6" style:family="paragraph" style:parent-style-name="Standard">
      <style:paragraph-properties fo:line-height="150%" fo:text-align="justify" style:justify-single-word="false"/>
      <style:text-properties style:font-name="Calibri" officeooo:rsid="0016f91d" officeooo:paragraph-rsid="0016f91d"/>
    </style:style>
    <style:style style:name="P7" style:family="paragraph" style:parent-style-name="Standard">
      <style:paragraph-properties fo:line-height="150%" fo:text-align="center" style:justify-single-word="false"/>
      <style:text-properties style:font-name="Calibri" fo:font-size="32pt" officeooo:rsid="002d15b3" officeooo:paragraph-rsid="002d15b3" style:font-size-asian="32pt" style:font-size-complex="32pt"/>
    </style:style>
    <style:style style:name="P8" style:family="paragraph" style:parent-style-name="Standard">
      <style:paragraph-properties fo:line-height="150%" fo:text-align="center" style:justify-single-word="false"/>
      <style:text-properties style:font-name="Calibri" fo:font-size="13pt" officeooo:rsid="002d15b3" officeooo:paragraph-rsid="002d15b3" style:font-size-asian="13pt" style:font-size-complex="13pt"/>
    </style:style>
    <style:style style:name="P9" style:family="paragraph" style:parent-style-name="Standard">
      <style:paragraph-properties fo:line-height="150%" fo:text-align="center" style:justify-single-word="false"/>
      <style:text-properties style:font-name="Calibri" fo:font-size="13pt" officeooo:rsid="002e66a2" officeooo:paragraph-rsid="002e66a2" style:font-size-asian="13pt" style:font-size-complex="13pt"/>
    </style:style>
    <style:style style:name="P10" style:family="paragraph" style:parent-style-name="Standard">
      <style:paragraph-properties fo:line-height="150%" fo:text-align="center" style:justify-single-word="false"/>
      <style:text-properties style:font-name="Calibri" fo:font-size="40pt" officeooo:rsid="002d15b3" officeooo:paragraph-rsid="002d15b3" style:font-size-asian="40pt" style:font-size-complex="40pt"/>
    </style:style>
    <style:style style:name="P11" style:family="paragraph" style:parent-style-name="Standard">
      <style:paragraph-properties fo:line-height="150%" fo:text-align="justify" style:justify-single-word="false"/>
      <style:text-properties style:font-name="Calibri" officeooo:rsid="00330a7d" officeooo:paragraph-rsid="00330a7d"/>
    </style:style>
    <style:style style:name="P12" style:family="paragraph" style:parent-style-name="Standard">
      <style:paragraph-properties fo:line-height="150%" fo:text-align="justify" style:justify-single-word="false"/>
      <style:text-properties style:font-name="Calibri" officeooo:rsid="003861ab" officeooo:paragraph-rsid="003861ab"/>
    </style:style>
    <style:style style:name="P13" style:family="paragraph" style:parent-style-name="Heading_20_2">
      <style:paragraph-properties fo:break-before="page"/>
    </style:style>
    <style:style style:name="P14" style:family="paragraph" style:parent-style-name="Heading_20_2">
      <style:text-properties officeooo:rsid="00362675" officeooo:paragraph-rsid="00362675"/>
    </style:style>
    <style:style style:name="P15" style:family="paragraph" style:parent-style-name="Heading_20_2">
      <style:text-properties officeooo:rsid="003861ab" officeooo:paragraph-rsid="003861ab"/>
    </style:style>
    <style:style style:name="T1" style:family="text">
      <style:text-properties officeooo:rsid="0020b4a4"/>
    </style:style>
    <style:style style:name="T2" style:family="text">
      <style:text-properties officeooo:rsid="0025e5d7"/>
    </style:style>
    <style:style style:name="T3" style:family="text">
      <style:text-properties officeooo:rsid="0027a255"/>
    </style:style>
    <style:style style:name="T4" style:family="text">
      <style:text-properties officeooo:rsid="002e66a2"/>
    </style:style>
    <style:style style:name="T5" style:family="text">
      <style:text-properties officeooo:rsid="00315099"/>
    </style:style>
    <style:style style:name="T6" style:family="text">
      <style:text-properties officeooo:rsid="00330a7d"/>
    </style:style>
    <style:style style:name="T7" style:family="text">
      <style:text-properties officeooo:rsid="0033f331"/>
    </style:style>
    <style:style style:name="T8" style:family="text">
      <style:text-properties officeooo:rsid="00345fe2"/>
    </style:style>
    <style:style style:name="T9" style:family="text">
      <style:text-properties officeooo:rsid="0034b70b"/>
    </style:style>
    <style:style style:name="T10" style:family="text">
      <style:text-properties officeooo:rsid="003626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10">Diaberry</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ojektarbeit TGI12 von Angela Griesbaum und Dominik Ziegenhagel <text:span text:style-name="T4">(Stand April 2017)</text:span></text:p>
      <text:h text:style-name="P13" text:outline-level="2">Über das Projekt</text:h>
      <text:p text:style-name="P1"><text:span text:style-name="T5">Diaberry ist eine Anwendung, die Diabetikern möglichst viel Arbeit abnehmen soll, was die Protokollierung ihrer Zuckerwerte betrifft. Es besitzt eine intuitiv bedienbare Oberfläche. </text:span>Diaberry soll Betriebssystem unabhängig sein, und auch auf <text:span text:style-name="T5">Mobilgeräten</text:span> korrekt dargestellt werden. Somit kann es auf Windows, Linux und Mac <text:span text:style-name="T5">funktionieren.</text:span> Weiterhin läuft es ohne Installation auc <text:span text:style-name="T5">h</text:span> auf W<text:span text:style-name="T5">in</text:span>dowsPhone, iPhone oder Android.</text:p>
      <text:p text:style-name="P1"/>
      <text:p text:style-name="P1">Da Diaberry ein sehr großes und umfassendes Projekt werden soll haben wir uns zunächst seit Anfang des Schuljahres mindestens einmal pro Woche getroffen, um das <text:span text:style-name="T6">gesamte</text:span> Projekt im Kopf <text:s/>fertig zu bekommen, und es danach <text:span text:style-name="T6">programmieren</text:span> zu können. In der Anfangsphase haben wir uns vorwiegend über <text:span text:style-name="T6">Diabetes</text:span> und bereits bestehende Systeme informiert. Wir haben uns Gedanken über Projektstrukturen und verschiedene Programmiersprachen gemacht. So hatten wir Anfangs bereits eine in <text:span text:style-name="T6">Android Studio</text:span> programmierte Version von Diaberry, die wir jedoch nach einiger zeit <text:span text:style-name="T6">verworfen</text:span> hatten. Diese bestand zum Zeitpunkt aus bereits 20 Klassen, und war im Dreischichtenmodell programmiert. Im Laufe der Zeit ist uns jedoch klar geworden, dass wir mit unserem Projekt eine deutlich größere Zielgruppe ansprechen möchten, und auch weitere Möglichkeiten bieten zu können. </text:p>
      <text:p text:style-name="P12"/>
      <text:h text:style-name="P15" text:outline-level="2">Das System</text:h>
      <text:p text:style-name="P1">Wir haben uns nach längeren Überlegen dazu entschlossen, <text:span text:style-name="T6">eine Webapplikation zu schreiben. Diese hat den Vorteil, dass später auch von dritten Plug-ins entwickelt werden können, die mit Diaberry genutzt werden können, und dabei Plattform unabhängig sind. Daher haben wir auch nach kurzer Zeit den Gedanken verworfen, die App in Java zu programmieren.</text:span></text:p>
      <text:p text:style-name="P6">Die Datenbank <text:span text:style-name="T6">Struktur</text:span> ist in der jetzigen Version 4. Wir haben sie sehr oft überarbeitet, um sie bei steigender Komplexität des Projekts nicht ändern zu müssen. So können User z.B. ein Passwort nicht mehrmals verwenden, keine unsicheren Passwörter setzten, und ihren Account durch Drittfaktor Authentifizierung zusätzlich gegen fremdes Eindringen schützen. <text:span text:style-name="T3">Zusätzlich können weitere Email Adressen, Sicherheitsfragen oder auch Nutzerverhalten zur Sicherstellung der Datensicherheit <text:s/>eingesetzt werden. Um Session Hijacking zu verhindern werden alle Logins mit</text:span></text:p>
      <text:p text:style-name="P5"/>
      <text:h text:style-name="Heading_20_2" text:outline-level="2"><text:soft-page-break/>Features</text:h>
      <text:p text:style-name="P4">Wir haben mittlerweile Zahlreiche Features <text:span text:style-name="T6">geplant</text:span>, wie z.B. Rezept <text:span text:style-name="T6">Verwaltungen</text:span> oder Familienverhältnisse, die einen Read-Only Zugriff auf freigegebene Profile ermöglichen können. <text:span text:style-name="T2">Eine globale Suche soll zudem die Handhabbarkeit des Programms verbessern. </text:span></text:p>
      <text:p text:style-name="P4"/>
      <text:p text:style-name="P3">Wir haben bewusst einfach erlernbare Sprachen gewählt, um uns mehr auf die Denkweise des <text:span text:style-name="T6">Programms</text:span> konzentrieren zu können. Weiterhin haben wir angefangen, uns in zahlreiche weitere <text:span text:style-name="T6">Framework</text:span> einzuarbeiten, um mögliche Fehlerquellen minimieren zu können.</text:p>
      <text:p text:style-name="P3"/>
      <text:h text:style-name="Heading_20_2" text:outline-level="2">Lizenz</text:h>
      <text:p text:style-name="P2"><text:span text:style-name="T9">Zugunsten eines </text:span>möglichst <text:span text:style-name="T8">hohen </text:span>Datenschutz<text:span text:style-name="T9">es</text:span> haben wir uns bewusst gegen eine Open Source Lizenz entschlossen. <text:span text:style-name="T1">So sind Funktionen, wie z.B. Passwort Hash Algorithmen nicht für dritte einsehbar. Weiterhin gibt es ein sehr hoch anpassbares Rechtesystem, um den Dateneigentümern eine maximale Kontrolle über ihre Daten gewähren zu können.</text:span></text:p>
      <text:p text:style-name="P2"/>
      <text:h text:style-name="P14" text:outline-level="2">Reichweite</text:h>
      <text:p text:style-name="P11">Um eine möglichst große Zielgruppe ansprechen zu können, sind alle Variablenbenennungen und <text:s/>Quellcode Kommentare auf Englisch. Die Sprache des GUIs ist austauschbar, standardmäßig jedoch auf englisch. <text:span text:style-name="T10">Weiterhin ist Diaberry auch so ausgelegt, dass dritte Plug-ins anbieten könne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2:10:38.914000000</meta:creation-date>
    <meta:editing-duration>PT13M6S</meta:editing-duration>
    <meta:editing-cycles>17</meta:editing-cycles>
    <meta:generator>LibreOffice/5.1.5.2$Windows_x86 LibreOffice_project/7a864d8825610a8c07cfc3bc01dd4fce6a9447e5</meta:generator>
    <dc:date>2017-04-07T12:23:50.262000000</dc:date>
    <meta:document-statistic meta:table-count="0" meta:image-count="0" meta:object-count="0" meta:page-count="3" meta:paragraph-count="15" meta:word-count="474" meta:character-count="3452" meta:non-whitespace-character-count="2988"/>
  </office:meta>
</office:document-meta>
</file>